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485cm"/>
    </style:style>
    <style:style style:name="gr2" style:family="graphic" style:parent-style-name="standard">
      <style:graphic-properties draw:stroke="none" svg:stroke-color="#000000" draw:fill="none" draw:fill-color="#ffffff" fo:min-height="1.4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mes New Roman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ize="18pt" fo:font-style="italic" style:font-size-asian="18pt" style:font-size-complex="18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032cm" svg:x="0.696cm" svg:y="1.1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2cm" svg:y="1.596cm">
          <draw:text-box>
            <text:p text:style-name="P2"><text:span text:style-name="T1">Змест</text:span></text:p>
          </draw:text-box>
        </draw:frame>
        <draw:custom-shape draw:style-name="gr1" draw:text-style-name="P1" draw:layer="layout" svg:width="6.985cm" svg:height="2.032cm" svg:x="0.699cm" svg:y="4.0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5cm" svg:y="4.596cm">
          <draw:text-box>
            <text:p text:style-name="P2"><text:span text:style-name="T1">Аперацыі</text:span></text:p>
          </draw:text-box>
        </draw:frame>
        <draw:custom-shape draw:style-name="gr1" draw:text-style-name="P1" draw:layer="layout" svg:width="6.985cm" svg:height="2.032cm" svg:x="0.7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6cm" svg:y="7.496cm">
          <draw:text-box>
            <text:p text:style-name="P2"><text:span text:style-name="T1">RPC</text:span></text:p>
          </draw:text-box>
        </draw:frame>
        <draw:custom-shape draw:style-name="gr1" draw:text-style-name="P1" draw:layer="layout" svg:width="6.985cm" svg:height="2.032cm" svg:x="0.701cm" svg:y="9.8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7cm" svg:y="10.008cm">
          <draw:text-box>
            <text:p text:style-name="P2"><text:span text:style-name="T1">Транспартны</text:span><text:span text:style-name="T1"><text:line-break/></text:span><text:span text:style-name="T1">пратакол</text:span></text:p>
          </draw:text-box>
        </draw:frame>
        <draw:frame draw:style-name="gr3" draw:text-style-name="P4" draw:layer="layout" svg:width="2.987cm" svg:height="0.954cm" svg:x="2.732cm" svg:y="0.111cm">
          <draw:text-box>
            <text:p><text:span text:style-name="T2">Узровень</text:span></text:p>
          </draw:text-box>
        </draw:frame>
        <draw:frame draw:style-name="gr3" draw:text-style-name="P4" draw:layer="layout" svg:width="2.936cm" svg:height="0.954cm" svg:x="10.733cm" svg:y="0.111cm">
          <draw:text-box>
            <text:p><text:span text:style-name="T2">Прыклад</text:span></text:p>
          </draw:text-box>
        </draw:frame>
        <draw:line draw:style-name="gr4" draw:text-style-name="P5" draw:layer="layout" svg:x1="4.256cm" svg:y1="3.187cm" svg:x2="4.256cm" svg:y2="4.076cm">
          <text:p/>
        </draw:line>
        <draw:line draw:style-name="gr4" draw:text-style-name="P5" draw:layer="layout" svg:x1="4.256cm" svg:y1="6.088cm" svg:x2="4.256cm" svg:y2="6.977cm">
          <text:p/>
        </draw:line>
        <draw:line draw:style-name="gr4" draw:text-style-name="P5" draw:layer="layout" svg:x1="4.256cm" svg:y1="8.989cm" svg:x2="4.256cm" svg:y2="9.878cm">
          <text:p/>
        </draw:line>
        <draw:custom-shape draw:style-name="gr1" draw:text-style-name="P1" draw:layer="layout" svg:width="6.985cm" svg:height="2.032cm" svg:x="8.696cm" svg:y="1.1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2cm" svg:y="1.296cm">
          <draw:text-box>
            <text:p text:style-name="P2"><text:span text:style-name="T1">Канфігурацыйныя</text:span><text:span text:style-name="T1"><text:line-break/></text:span><text:span text:style-name="T1">устройства</text:span></text:p>
          </draw:text-box>
        </draw:frame>
        <draw:custom-shape draw:style-name="gr1" draw:text-style-name="P1" draw:layer="layout" svg:width="6.985cm" svg:height="2.032cm" svg:x="8.699cm" svg:y="4.0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5cm" svg:y="4.196cm">
          <draw:text-box>
            <text:p text:style-name="P2"><text:span text:style-name="T1">&lt;get-config&gt;,</text:span><text:span text:style-name="T1"><text:line-break/></text:span><text:span text:style-name="T1">&lt;edit-config&gt;</text:span></text:p>
          </draw:text-box>
        </draw:frame>
        <draw:custom-shape draw:style-name="gr1" draw:text-style-name="P1" draw:layer="layout" svg:width="6.985cm" svg:height="2.032cm" svg:x="8.7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6cm" svg:y="7.196cm">
          <draw:text-box>
            <text:p text:style-name="P2"><text:span text:style-name="T1">&lt;rpc&gt;,</text:span><text:span text:style-name="T1"><text:line-break/></text:span><text:span text:style-name="T1">&lt;rpc-reply&gt;</text:span></text:p>
          </draw:text-box>
        </draw:frame>
        <draw:custom-shape draw:style-name="gr1" draw:text-style-name="P1" draw:layer="layout" svg:width="6.985cm" svg:height="2.032cm" svg:x="8.701cm" svg:y="9.8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7cm" svg:y="10.008cm">
          <draw:text-box>
            <text:p text:style-name="P2"><text:span text:style-name="T1">BEEP, SSH,</text:span><text:span text:style-name="T1"><text:line-break/></text:span><text:span text:style-name="T1">SSL, console </text:span></text:p>
          </draw:text-box>
        </draw:frame>
        <draw:line draw:style-name="gr4" draw:text-style-name="P5" draw:layer="layout" svg:x1="12.256cm" svg:y1="3.187cm" svg:x2="12.256cm" svg:y2="4.076cm">
          <text:p/>
        </draw:line>
        <draw:line draw:style-name="gr4" draw:text-style-name="P5" draw:layer="layout" svg:x1="12.256cm" svg:y1="6.088cm" svg:x2="12.256cm" svg:y2="6.977cm">
          <text:p/>
        </draw:line>
        <draw:line draw:style-name="gr4" draw:text-style-name="P5" draw:layer="layout" svg:x1="12.256cm" svg:y1="8.989cm" svg:x2="12.256cm" svg:y2="9.8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-width="0.2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9cm" fo:page-height="12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29:18.429000000</meta:creation-date>
    <dc:date>2020-05-23T19:47:49.383752687</dc:date>
    <meta:editing-duration>PT1H33M42S</meta:editing-duration>
    <meta:editing-cycles>7</meta:editing-cycles>
    <meta:generator>LibreOffice/6.1.5.2$Linux_X86_64 LibreOffice_project/10$Build-2</meta:generator>
    <meta:document-statistic meta:object-count="24"/>
  </office:meta>
</office:document-meta>
</file>